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59d" officeooo:paragraph-rsid="0015f59d"/>
    </style:style>
    <style:style style:name="P2" style:family="paragraph" style:parent-style-name="Standard">
      <style:paragraph-properties fo:text-align="center" style:justify-single-word="false"/>
      <style:text-properties officeooo:rsid="0015f59d" officeooo:paragraph-rsid="0015f59d"/>
    </style:style>
    <style:style style:name="P3" style:family="paragraph" style:parent-style-name="Standard">
      <style:text-properties officeooo:rsid="0017022d" officeooo:paragraph-rsid="0017022d"/>
    </style:style>
    <style:style style:name="P4" style:family="paragraph" style:parent-style-name="Standard">
      <style:text-properties officeooo:rsid="001a9f69" officeooo:paragraph-rsid="001a9f69"/>
    </style:style>
    <style:style style:name="P5" style:family="paragraph" style:parent-style-name="Standard">
      <style:text-properties officeooo:rsid="001c81a6" officeooo:paragraph-rsid="001c81a6"/>
    </style:style>
    <style:style style:name="P6" style:family="paragraph" style:parent-style-name="Standard">
      <style:paragraph-properties fo:text-align="center" style:justify-single-word="false"/>
      <style:text-properties officeooo:rsid="001c81a6" officeooo:paragraph-rsid="001c81a6"/>
    </style:style>
    <style:style style:name="P7" style:family="paragraph" style:parent-style-name="Standard">
      <style:text-properties officeooo:rsid="001e890e" officeooo:paragraph-rsid="001a9f69"/>
    </style:style>
    <style:style style:name="P8" style:family="paragraph" style:parent-style-name="Standard">
      <style:text-properties officeooo:rsid="001e890e" officeooo:paragraph-rsid="001e890e"/>
    </style:style>
    <style:style style:name="P9" style:family="paragraph" style:parent-style-name="Standard">
      <style:text-properties officeooo:rsid="00217de9" officeooo:paragraph-rsid="00217de9"/>
    </style:style>
    <style:style style:name="P10" style:family="paragraph" style:parent-style-name="Standard">
      <style:text-properties officeooo:rsid="0023e571" officeooo:paragraph-rsid="0023e571"/>
    </style:style>
    <style:style style:name="P11" style:family="paragraph" style:parent-style-name="Standard">
      <style:text-properties officeooo:rsid="00254fcd" officeooo:paragraph-rsid="00254fcd"/>
    </style:style>
    <style:style style:name="P12" style:family="paragraph" style:parent-style-name="Standard">
      <style:text-properties officeooo:rsid="0026c767" officeooo:paragraph-rsid="0026c767"/>
    </style:style>
    <style:style style:name="P13" style:family="paragraph" style:parent-style-name="Standard">
      <style:text-properties officeooo:rsid="002c3b2e" officeooo:paragraph-rsid="002c3b2e"/>
    </style:style>
    <style:style style:name="P14" style:family="paragraph" style:parent-style-name="Standard">
      <style:text-properties officeooo:rsid="002d4eac" officeooo:paragraph-rsid="003131c5"/>
    </style:style>
    <style:style style:name="P15" style:family="paragraph" style:parent-style-name="Standard">
      <style:text-properties officeooo:rsid="0033f0f7" officeooo:paragraph-rsid="003131c5"/>
    </style:style>
    <style:style style:name="P16" style:family="paragraph" style:parent-style-name="Standard">
      <style:text-properties officeooo:rsid="0033f0f7" officeooo:paragraph-rsid="0033f0f7"/>
    </style:style>
    <style:style style:name="P17" style:family="paragraph" style:parent-style-name="Standard">
      <style:text-properties officeooo:rsid="00372b8a" officeooo:paragraph-rsid="00372b8a"/>
    </style:style>
    <style:style style:name="P18" style:family="paragraph" style:parent-style-name="Standard">
      <style:text-properties officeooo:rsid="003a88db" officeooo:paragraph-rsid="003a88db"/>
    </style:style>
    <style:style style:name="P19" style:family="paragraph" style:parent-style-name="Standard">
      <style:text-properties officeooo:rsid="003b32b3" officeooo:paragraph-rsid="003b32b3"/>
    </style:style>
    <style:style style:name="T1" style:family="text">
      <style:text-properties officeooo:rsid="00161fd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88223"/>
    </style:style>
    <style:style style:name="T5" style:family="text">
      <style:text-properties officeooo:rsid="001c81a6"/>
    </style:style>
    <style:style style:name="T6" style:family="text">
      <style:text-properties officeooo:rsid="001fbb71"/>
    </style:style>
    <style:style style:name="T7" style:family="text">
      <style:text-properties officeooo:rsid="002356d9"/>
    </style:style>
    <style:style style:name="T8" style:family="text">
      <style:text-properties officeooo:rsid="0024c03d"/>
    </style:style>
    <style:style style:name="T9" style:family="text">
      <style:text-properties officeooo:rsid="00254fcd"/>
    </style:style>
    <style:style style:name="T10" style:family="text">
      <style:text-properties officeooo:rsid="0025a15c"/>
    </style:style>
    <style:style style:name="T11" style:family="text">
      <style:text-properties officeooo:rsid="0025ddf2"/>
    </style:style>
    <style:style style:name="T12" style:family="text">
      <style:text-properties officeooo:rsid="0028afb7"/>
    </style:style>
    <style:style style:name="T13" style:family="text">
      <style:text-properties officeooo:rsid="002b8791"/>
    </style:style>
    <style:style style:name="T14" style:family="text">
      <style:text-properties officeooo:rsid="002c3b2e"/>
    </style:style>
    <style:style style:name="T15" style:family="text">
      <style:text-properties officeooo:rsid="002d1fd1"/>
    </style:style>
    <style:style style:name="T16" style:family="text">
      <style:text-properties officeooo:rsid="002d4eac"/>
    </style:style>
    <style:style style:name="T17" style:family="text">
      <style:text-properties officeooo:rsid="002ea790"/>
    </style:style>
    <style:style style:name="T18" style:family="text">
      <style:text-properties officeooo:rsid="002f22f3"/>
    </style:style>
    <style:style style:name="T19" style:family="text">
      <style:text-properties officeooo:rsid="003131c5"/>
    </style:style>
    <style:style style:name="T20" style:family="text">
      <style:text-properties officeooo:rsid="00391553"/>
    </style:style>
    <style:style style:name="T21" style:family="text">
      <style:text-properties officeooo:rsid="0039fcde"/>
    </style:style>
    <style:style style:name="T22" style:family="text">
      <style:text-properties officeooo:rsid="003a88db"/>
    </style:style>
    <style:style style:name="T23" style:family="text">
      <style:text-properties officeooo:rsid="003d0c07"/>
    </style:style>
    <style:style style:name="T24" style:family="text">
      <style:text-properties officeooo:rsid="003fa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eil du collège école 1</text:p>
      <text:p text:style-name="P1"/>
      <text:p text:style-name="P1"/>
      <text:p text:style-name="P1"/>
      <text:p text:style-name="P1">faiblesses persistantes : lexique et résolution de problèmes</text:p>
      <text:p text:style-name="P1"/>
      <text:p text:style-name="P1">CM2 compétences les plus réussis : éc<text:span text:style-name="T1">rire</text:span> des nombres entiers, mémoriser des faits numériq<text:span text:style-name="T1">ues</text:span></text:p>
      <text:p text:style-name="P1">mois réussis : résolution de problèmes, mémoriser des procédures</text:p>
      <text:p text:style-name="P1"/>
      <text:p text:style-name="P3">en 6<text:span text:style-name="T2">e</text:span><text:span text:style-name="T3"> </text:span><text:span text:style-name="T4">en français</text:span>: plus réussi 34 % lecture à voix haute</text:p>
      <text:p text:style-name="P3">les plus échoués : comprendre et mobiliser le lexique</text:p>
      <text:p text:style-name="P3"/>
      <text:p text:style-name="P4">pistes de remédia<text:span text:style-name="T5">s</text:span>sion au collège : dans la classe effectifs réduits, PPRE ; hors de la classe : assistant péda, soutien PE (=</text:p>
      <text:p text:style-name="P4">pistes de remédiation au premier deré : à l’échelle de l’école APC, RASED, différentiation ; à l’échelle de la circonscription ; les constellations ; formation autour du lexique et de la RDP ; travail sur le cycle 1 (GS) : engager les directeurics dans le pilotage pédagogique à partir des résultats aux évaluations nationales.</text:p>
      <text:p text:style-name="P4"/>
      <text:p text:style-name="P6">Pistes d<text:span text:style-name="T12">e </text:span></text:p>
      <text:p text:style-name="P5">développement de l’autonomie : </text:p>
      <text:p text:style-name="P5">mise en commun : </text:p>
      <text:p text:style-name="P5">différenciation pédagogique : </text:p>
      <text:p text:style-name="P7"/>
      <text:p text:style-name="P8"/>
      <text:p text:style-name="P8">PE : projet d’atelier jardinage</text:p>
      <text:p text:style-name="P8">grande section et CM2 veulent jardiner : <text:span text:style-name="T6">journée de visite au collège</text:span></text:p>
      <text:p text:style-name="P9"/>
      <text:p text:style-name="P9">défi littérature : <text:span text:style-name="T9">(?)</text:span></text:p>
      <text:p text:style-name="P9">défi<text:span text:style-name="T9">s</text:span> mathématiques : mélange 6e/CM2 <text:span text:style-name="T7">résolution de problèmes</text:span></text:p>
      <text:p text:style-name="P10">IREM Paris-nord rally mathématique 6e/CM2</text:p>
      <text:p text:style-name="P10">IREM Grenoble : plusieurs défi <text:span text:style-name="T8">en groupe de 4,5,6 : gérer une partie du problème </text:span></text:p>
      <text:p text:style-name="P8"/>
      <text:p text:style-name="P11">projet jardinage : <text:span text:style-name="T10">Sorano nouveaux avec les éco-délégués : </text:span><text:span text:style-name="T11">rdv réguliers</text:span></text:p>
      <text:p text:style-name="P12">2 classes <text:s/>de grande section : fabrication de boules de graisses, observation, </text:p>
      <text:p text:style-name="P12">mise en réseau ? <text:span text:style-name="T12">Mise en place d’une gazette </text:span><text:span text:style-name="T13">cré</text:span><text:span text:style-name="T15">é</text:span><text:span text:style-name="T13">e par les élèves </text:span><text:span text:style-name="T14">d’établissement pour </text:span><text:span text:style-name="T15">présenter leurs projets</text:span></text:p>
      <text:p text:style-name="P13">mise en place d’un<text:span text:style-name="T16">e rubrique</text:span> sur ENT</text:p>
      <text:p text:style-name="P13"/>
      <text:p text:style-name="P14">mutualiser les affiches ? <text:span text:style-name="T17">Apporter les affichages de leur classe e</text:span><text:span text:style-name="T18">n fin d’année en plus des bulletins </text:span><text:span text:style-name="T19">à la fin de l’école </text:span><text:span text:style-name="T17">?</text:span></text:p>
      <text:p text:style-name="P15"/>
      <text:p text:style-name="P16">EVRAS à l’école ? Quelle progression ?</text:p>
      <text:p text:style-name="P19">Égalité fille garçon</text:p>
      <text:p text:style-name="P19">Vocabulaire de l’émotion</text:p>
      <text:p text:style-name="P19">Message clair : <text:span text:style-name="T23">communication non violente : « </text:span><text:span text:style-name="T24">Je te fais un message clair » « Quand tu…. » « Je me sens... » « Car j’ai besoin » « Tu as compris ? » « Peux-tu ... » (t’excuser, ect)</text:span></text:p>
      <text:p text:style-name="P16"/>
      <text:p text:style-name="P17"><text:span text:style-name="T20">PE : </text:span>Mathématiques et musique en italien <text:span text:style-name="T21">( ? pour les années d’après) </text:span><text:span text:style-name="T22">dispositif Emile</text:span></text:p>
      <text:p text:style-name="P18">pareil dispositif en Allemand</text:p>
      <text:p text:style-name="P18"/>
      <text:p text:style-name="P18"/>
      <text:p text:style-name="P17"><text:soft-page-break/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6:51:11.343000000</meta:creation-date>
    <meta:generator>LibreOffice/7.4.3.2$Windows_X86_64 LibreOffice_project/1048a8393ae2eeec98dff31b5c133c5f1d08b890</meta:generator>
    <dc:date>2024-12-16T18:15:37.994000000</dc:date>
    <meta:editing-duration>PT1H24M6S</meta:editing-duration>
    <meta:editing-cycles>44</meta:editing-cycles>
    <meta:document-statistic meta:table-count="0" meta:image-count="0" meta:object-count="0" meta:page-count="2" meta:paragraph-count="29" meta:word-count="340" meta:character-count="1996" meta:non-whitespace-character-count="1678"/>
  </office:meta>
</office:document-meta>
</file>